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 Miłości niestworzona</text:span><text:span text:style-name="T1"><text:line-break/></text:span><text:span text:style-name="T1">kto Ciebie raz poznał,</text:span><text:span text:style-name="T1"><text:line-break/></text:span><text:span text:style-name="T1">ten nic innego</text:span><text:span text:style-name="T1"><text:line-break/></text:span><text:span text:style-name="T1">pokochać nie moż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Czuję, że tonę</text:span><text:span text:style-name="T1"><text:line-break/></text:span><text:span text:style-name="T1">w Tobie jako jedno ziarenko piasku</text:span><text:span text:style-name="T1"><text:line-break/></text:span><text:span text:style-name="T1">w bezdennym ocea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zuję, że nie ma ani jednej kropli</text:span><text:span text:style-name="T1"><text:line-break/></text:span><text:span text:style-name="T1">krwi we mnie,</text:span><text:span text:style-name="T1"><text:line-break/></text:span><text:span text:style-name="T1">która by nie płonęła miłością ku To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Miłosierdzie Boże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5-25T17:47:52</meta:creation-date>
    <dc:creator>Woda Życia</dc:creator>
    <dc:date>2015-05-04T20:37:30.45</dc:date>
    <dc:language>pl-PL</dc:language>
    <meta:editing-cycles>20</meta:editing-cycles>
    <meta:editing-duration>PT19M1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